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table>
      <mtr>
        <mtd>
          <mrow>
            <mtable>
              <mtr>
                <mtd>
                  <mrow>
                    <mrow>
                      <mi>m</mi>
                      <mo stretchy="false">=</mo>
                      <mn>1234567890123456789012</mn>
                    </mrow>
                  </mrow>
                </mtd>
              </mtr>
              <mtr>
                <mtd>
                  <mrow>
                    <mrow>
                      <mi>n</mi>
                      <mo stretchy="false">=</mo>
                      <mn>987654321987654321098</mn>
                    </mrow>
                  </mrow>
                </mtd>
              </mtr>
            </mtable>
            <mtable>
              <mtr>
                <mtd>
                  <mrow>
                    <mi>p</mi>
                    <mrow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  <mo stretchy="false">=</mo>
                      <msub>
                        <mi>m</mi>
                        <mrow>
                          <mn>2</mn>
                        </mrow>
                      </msub>
                    </mrow>
                    <mrow>
                      <msup>
                        <mi>x</mi>
                        <mn>2</mn>
                      </msup>
                      <mo stretchy="false">+</mo>
                      <msub>
                        <mi>m</mi>
                        <mrow>
                          <mn>1</mn>
                        </mrow>
                      </msub>
                    </mrow>
                    <mrow>
                      <mi>x</mi>
                      <mo stretchy="false">+</mo>
                      <msub>
                        <mi>m</mi>
                        <mrow>
                          <mn>0</mn>
                        </mrow>
                      </msub>
                    </mrow>
                  </mrow>
                </mtd>
              </mtr>
              <mtr>
                <mtd>
                  <mrow>
                    <mi>q</mi>
                    <mrow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  <mo stretchy="false">=</mo>
                      <msub>
                        <mi>n</mi>
                        <mrow>
                          <mn>2</mn>
                        </mrow>
                      </msub>
                    </mrow>
                    <mrow>
                      <msup>
                        <mi>x</mi>
                        <mn>2</mn>
                      </msup>
                      <mo stretchy="false">+</mo>
                      <msub>
                        <mi>n</mi>
                        <mrow>
                          <mn>1</mn>
                        </mrow>
                      </msub>
                    </mrow>
                    <mrow>
                      <mi>x</mi>
                      <mo stretchy="false">+</mo>
                      <msub>
                        <mi>n</mi>
                        <mn>0</mn>
                      </msub>
                    </mrow>
                  </mrow>
                </mtd>
              </mtr>
            </mtable>
            <mtable>
              <mtr>
                <mtd>
                  <mrow>
                    <mrow>
                      <mi>M</mi>
                      <mo stretchy="false">=</mo>
                      <mi>p</mi>
                    </mrow>
                    <mrow>
                      <mo stretchy="false">(</mo>
                      <mrow>
                        <mi>B</mi>
                      </mrow>
                      <mo stretchy="false">)</mo>
                    </mrow>
                  </mrow>
                </mtd>
              </mtr>
              <mtr>
                <mtd>
                  <mrow>
                    <mrow>
                      <mi>N</mi>
                      <mo stretchy="false">=</mo>
                      <mi>q</mi>
                    </mrow>
                    <mrow>
                      <mo stretchy="false">(</mo>
                      <mrow>
                        <mi>B</mi>
                      </mrow>
                      <mo stretchy="false">)</mo>
                    </mrow>
                  </mrow>
                </mtd>
              </mtr>
            </mtable>
            <mrow>
              <mi>B</mi>
              <mo stretchy="false">=</mo>
              <msup>
                <mn>10</mn>
                <mn>8</mn>
              </msup>
            </mrow>
            <mtable>
              <mtr>
                <mtd>
                  <mrow>
                    <mrow>
                      <msub>
                        <mi>m</mi>
                        <mn>2</mn>
                      </msub>
                      <mo stretchy="false">=</mo>
                      <mn>123456</mn>
                    </mrow>
                  </mrow>
                </mtd>
              </mtr>
              <mtr>
                <mtd>
                  <mrow>
                    <mrow>
                      <msub>
                        <mi>m</mi>
                        <mn>1</mn>
                      </msub>
                      <mo stretchy="false">=</mo>
                      <mn>78901234</mn>
                    </mrow>
                  </mrow>
                </mtd>
              </mtr>
              <mtr>
                <mtd>
                  <mrow>
                    <mrow>
                      <msub>
                        <mi>m</mi>
                        <mn>0</mn>
                      </msub>
                      <mo stretchy="false">=</mo>
                      <mn>56789012</mn>
                    </mrow>
                  </mrow>
                </mtd>
              </mtr>
            </mtable>
            <mtable>
              <mtr>
                <mtd>
                  <mrow>
                    <mrow>
                      <msub>
                        <mi>n</mi>
                        <mn>2</mn>
                      </msub>
                      <mo stretchy="false">=</mo>
                      <mn>98765</mn>
                    </mrow>
                  </mrow>
                </mtd>
              </mtr>
              <mtr>
                <mtd>
                  <mrow>
                    <mrow>
                      <msub>
                        <mi>n</mi>
                        <mn>1</mn>
                      </msub>
                      <mo stretchy="false">=</mo>
                      <mn>43219876</mn>
                    </mrow>
                  </mrow>
                </mtd>
              </mtr>
              <mtr>
                <mtd>
                  <mrow>
                    <mrow>
                      <msub>
                        <mi>n</mi>
                        <mn>0</mn>
                      </msub>
                      <mo stretchy="false">=</mo>
                      <mn>54321098</mn>
                    </mrow>
                  </mrow>
                </mtd>
              </mtr>
            </mtable>
          </mrow>
        </mtd>
      </mtr>
      <mtr>
        <mtd>
          <mrow>
            <mtable>
              <mtr>
                <mtd>
                  <mrow>
                    <mi>p</mi>
                    <mrow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  <mo stretchy="false">=</mo>
                      <msup>
                        <mn>0</mn>
                        <mrow>
                          <mn>2</mn>
                        </mrow>
                      </msup>
                    </mrow>
                    <mrow>
                      <mrow>
                        <mrow>
                          <msub>
                            <mi>m</mi>
                            <mn>2</mn>
                          </msub>
                          <mo stretchy="false">+</mo>
                          <msub>
                            <mn>0m</mn>
                            <mn>1</mn>
                          </msub>
                        </mrow>
                        <mo stretchy="false">+</mo>
                        <msub>
                          <mi>m</mi>
                          <mrow>
                            <mn>0</mn>
                          </mrow>
                        </msub>
                      </mrow>
                      <mo stretchy="false">=</mo>
                      <msub>
                        <mi>m</mi>
                        <mn>0</mn>
                      </msub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  <mo stretchy="false">=</mo>
                      <msup>
                        <mn>1</mn>
                        <mrow>
                          <mn>2</mn>
                        </mrow>
                      </msup>
                    </mrow>
                    <mrow>
                      <mrow>
                        <mrow>
                          <msub>
                            <mi>m</mi>
                            <mn>2</mn>
                          </msub>
                          <mo stretchy="false">+</mo>
                          <msub>
                            <mn>1m</mn>
                            <mn>1</mn>
                          </msub>
                        </mrow>
                        <mo stretchy="false">+</mo>
                        <msub>
                          <mi>m</mi>
                          <mn>0</mn>
                        </msub>
                      </mrow>
                      <mo stretchy="false">=</mo>
                      <mrow>
                        <mrow>
                          <msub>
                            <mi>m</mi>
                            <mn>2</mn>
                          </msub>
                          <mo stretchy="false">+</mo>
                          <msub>
                            <mi>m</mi>
                            <mn>1</mn>
                          </msub>
                        </mrow>
                        <mo stretchy="false">+</mo>
                        <msub>
                          <mi>m</mi>
                          <mn>0</mn>
                        </msub>
                      </mrow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=</mo>
                      <msup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row>
                          <mn>2</mn>
                        </mrow>
                      </msup>
                    </mrow>
                    <mrow>
                      <mrow>
                        <mrow>
                          <msub>
                            <mi>m</mi>
                            <mn>2</mn>
                          </msub>
                          <mo stretchy="false">+</mo>
                          <mrow>
                            <mo stretchy="false">−</mo>
                            <msub>
                              <mn>1m</mn>
                              <mn>1</mn>
                            </msub>
                          </mrow>
                        </mrow>
                        <mo stretchy="false">+</mo>
                        <msub>
                          <mi>m</mi>
                          <mn>0</mn>
                        </msub>
                      </mrow>
                      <mo stretchy="false">=</mo>
                      <mrow>
                        <mrow>
                          <msub>
                            <mi>m</mi>
                            <mn>2</mn>
                          </msub>
                          <mo stretchy="false">−</mo>
                          <msub>
                            <mi>m</mi>
                            <mn>1</mn>
                          </msub>
                        </mrow>
                        <mo stretchy="false">+</mo>
                        <msub>
                          <mi>m</mi>
                          <mn>0</mn>
                        </msub>
                      </mrow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row>
                            <mo stretchy="false">−</mo>
                            <mn>2</mn>
                          </mrow>
                        </mrow>
                        <mo stretchy="false">)</mo>
                      </mrow>
                      <mo stretchy="false">=</mo>
                      <msup>
                        <mrow>
                          <mo stretchy="false">(</mo>
                          <mrow>
                            <mrow>
                              <mo stretchy="false">−</mo>
                              <mn>2</mn>
                            </mrow>
                          </mrow>
                          <mo stretchy="false">)</mo>
                        </mrow>
                        <mrow>
                          <mn>2</mn>
                        </mrow>
                      </msup>
                    </mrow>
                    <mrow>
                      <mrow>
                        <mrow>
                          <msub>
                            <mi>m</mi>
                            <mn>2</mn>
                          </msub>
                          <mo stretchy="false">+</mo>
                          <mrow>
                            <mo stretchy="false">−</mo>
                            <msub>
                              <mn>2m</mn>
                              <mn>1</mn>
                            </msub>
                          </mrow>
                        </mrow>
                        <mo stretchy="false">+</mo>
                        <msub>
                          <mi>m</mi>
                          <mn>0</mn>
                        </msub>
                      </mrow>
                      <mo stretchy="false">=</mo>
                      <mrow>
                        <mrow>
                          <msub>
                            <mn>4m</mn>
                            <mn>2</mn>
                          </msub>
                          <mo stretchy="false">−</mo>
                          <msub>
                            <mn>2m</mn>
                            <mn>1</mn>
                          </msub>
                        </mrow>
                        <mo stretchy="false">+</mo>
                        <msub>
                          <mi>m</mi>
                          <mn>0</mn>
                        </msub>
                      </mrow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o stretchy="false">∞</mo>
                        </mrow>
                        <mo stretchy="false">)</mo>
                      </mrow>
                      <mo stretchy="false">=</mo>
                      <msub>
                        <mi>m</mi>
                        <mn>2</mn>
                      </msub>
                    </mrow>
                  </mrow>
                </mtd>
              </mtr>
            </mtable>
            <mtable>
              <mtr>
                <mtd>
                  <mrow>
                    <mi>p</mi>
                    <mrow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  <mo stretchy="false">=</mo>
                      <msub>
                        <mi>m</mi>
                        <mn>0</mn>
                      </msub>
                    </mrow>
                  </mrow>
                </mtd>
                <mtd>
                  <mrow>
                    <mrow>
                      <mrow/>
                      <mo stretchy="false">=</mo>
                      <mn>56789012</mn>
                    </mrow>
                  </mrow>
                </mtd>
                <mtd>
                  <mrow>
                    <mrow>
                      <mrow/>
                      <mo stretchy="false">=</mo>
                      <mn>56789012</mn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  <mo stretchy="false">=</mo>
                      <mrow>
                        <mrow>
                          <msub>
                            <mi>m</mi>
                            <mn>0</mn>
                          </msub>
                          <mo stretchy="false">+</mo>
                          <msub>
                            <mi>m</mi>
                            <mn>1</mn>
                          </msub>
                        </mrow>
                        <mo stretchy="false">+</mo>
                        <msub>
                          <mi>m</mi>
                          <mn>2</mn>
                        </msub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row>
                          <mn>56789012</mn>
                          <mo stretchy="false">+</mo>
                          <mn>78901234</mn>
                        </mrow>
                        <mo stretchy="false">+</mo>
                        <mn>123456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135813702</mn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=</mo>
                      <mrow>
                        <mrow>
                          <msub>
                            <mi>m</mi>
                            <mn>0</mn>
                          </msub>
                          <mo stretchy="false">−</mo>
                          <msub>
                            <mi>m</mi>
                            <mn>1</mn>
                          </msub>
                        </mrow>
                        <mo stretchy="false">+</mo>
                        <msub>
                          <mi>m</mi>
                          <mn>2</mn>
                        </msub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row>
                          <mn>56789012</mn>
                          <mo stretchy="false">−</mo>
                          <mn>78901234</mn>
                        </mrow>
                        <mo stretchy="false">+</mo>
                        <mn>123456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o stretchy="false">−</mo>
                        <mn>21988766</mn>
                      </mrow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  <mo stretchy="false">=</mo>
                      <mrow>
                        <mrow>
                          <msub>
                            <mi>m</mi>
                            <mn>0</mn>
                          </msub>
                          <mo stretchy="false">+</mo>
                          <msub>
                            <mn>2m</mn>
                            <mn>1</mn>
                          </msub>
                        </mrow>
                        <mo stretchy="false">+</mo>
                        <msub>
                          <mn>4m</mn>
                          <mn>2</mn>
                        </msub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row>
                          <mn>56789012</mn>
                          <mo stretchy="false">+</mo>
                          <mn>157802468</mn>
                        </mrow>
                        <mo stretchy="false">+</mo>
                        <mn>493824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215,085,304</mn>
                    </mrow>
                  </mrow>
                </mtd>
              </mtr>
              <mtr>
                <mtd>
                  <mrow>
                    <mi>p</mi>
                    <mrow>
                      <mrow>
                        <mo stretchy="false">(</mo>
                        <mrow>
                          <mo stretchy="false">∞</mo>
                        </mrow>
                        <mo stretchy="false">)</mo>
                      </mrow>
                      <mo stretchy="false">=</mo>
                      <msub>
                        <mi>m</mi>
                        <mn>2</mn>
                      </msub>
                    </mrow>
                  </mrow>
                </mtd>
                <mtd>
                  <mrow>
                    <mrow>
                      <mrow/>
                      <mo stretchy="false">=</mo>
                      <mn>123456</mn>
                    </mrow>
                  </mrow>
                </mtd>
                <mtd>
                  <mrow>
                    <mrow>
                      <mrow/>
                      <mo stretchy="false">=</mo>
                      <mn>123456</mn>
                    </mrow>
                  </mrow>
                </mtd>
              </mtr>
              <mtr>
                <mtd>
                  <mrow>
                    <mi>q</mi>
                    <mrow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  <mo stretchy="false">=</mo>
                      <msub>
                        <mi>n</mi>
                        <mn>0</mn>
                      </msub>
                    </mrow>
                  </mrow>
                </mtd>
                <mtd>
                  <mrow>
                    <mrow>
                      <mrow/>
                      <mo stretchy="false">=</mo>
                      <mn>54321098</mn>
                    </mrow>
                  </mrow>
                </mtd>
                <mtd>
                  <mrow>
                    <mrow>
                      <mrow/>
                      <mo stretchy="false">=</mo>
                      <mn>54321098</mn>
                    </mrow>
                  </mrow>
                </mtd>
              </mtr>
              <mtr>
                <mtd>
                  <mrow>
                    <mi>q</mi>
                    <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  <mo stretchy="false">=</mo>
                      <mrow>
                        <mrow>
                          <msub>
                            <mi>n</mi>
                            <mn>0</mn>
                          </msub>
                          <mo stretchy="false">+</mo>
                          <msub>
                            <mi>n</mi>
                            <mn>1</mn>
                          </msub>
                        </mrow>
                        <mo stretchy="false">+</mo>
                        <msub>
                          <mi>n</mi>
                          <mn>2</mn>
                        </msub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row>
                          <mn>54321098</mn>
                          <mo stretchy="false">+</mo>
                          <mn>43219876</mn>
                        </mrow>
                        <mo stretchy="false">+</mo>
                        <mn>98765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97639739</mn>
                    </mrow>
                  </mrow>
                </mtd>
              </mtr>
              <mtr>
                <mtd>
                  <mrow>
                    <mi>q</mi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=</mo>
                      <mrow>
                        <mrow>
                          <msub>
                            <mi>n</mi>
                            <mn>0</mn>
                          </msub>
                          <mo stretchy="false">−</mo>
                          <msub>
                            <mi>n</mi>
                            <mn>1</mn>
                          </msub>
                        </mrow>
                        <mo stretchy="false">+</mo>
                        <msub>
                          <mi>n</mi>
                          <mn>2</mn>
                        </msub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row>
                          <mn>54321098</mn>
                          <mo stretchy="false">−</mo>
                          <mn>43219876</mn>
                        </mrow>
                        <mo stretchy="false">+</mo>
                        <mn>98765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11199987</mn>
                    </mrow>
                  </mrow>
                </mtd>
              </mtr>
              <mtr>
                <mtd>
                  <mrow>
                    <mi>q</mi>
                    <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  <mo stretchy="false">=</mo>
                      <mrow>
                        <mrow>
                          <msub>
                            <mi>n</mi>
                            <mn>0</mn>
                          </msub>
                          <mo stretchy="false">+</mo>
                          <msub>
                            <mn>2n</mn>
                            <mn>1</mn>
                          </msub>
                        </mrow>
                        <mo stretchy="false">+</mo>
                        <msub>
                          <mn>4n</mn>
                          <mn>2</mn>
                        </msub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row>
                          <mn>54,321,098</mn>
                          <mo stretchy="false">+</mo>
                          <mn>86,439,752</mn>
                        </mrow>
                        <mo stretchy="false">+</mo>
                        <mn>395,060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141,155,910</mn>
                    </mrow>
                  </mrow>
                </mtd>
              </mtr>
              <mtr>
                <mtd>
                  <mrow>
                    <mi>q</mi>
                    <mrow>
                      <mrow>
                        <mo stretchy="false">(</mo>
                        <mrow>
                          <mo stretchy="false">∞</mo>
                        </mrow>
                        <mo stretchy="false">)</mo>
                      </mrow>
                      <mo stretchy="false">=</mo>
                      <msub>
                        <mi>n</mi>
                        <mn>2</mn>
                      </msub>
                    </mrow>
                  </mrow>
                </mtd>
                <mtd>
                  <mrow>
                    <mrow>
                      <mrow/>
                      <mo stretchy="false">=</mo>
                      <mn>98765</mn>
                    </mrow>
                  </mrow>
                </mtd>
                <mtd>
                  <mrow>
                    <mrow>
                      <mrow/>
                      <mo stretchy="false">=</mo>
                      <mn>98765</mn>
                    </mrow>
                  </mrow>
                </mtd>
              </mtr>
            </mtable>
          </mrow>
        </mtd>
      </mtr>
      <mtr>
        <mtd>
          <mrow>
            <mi>r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p</mi>
            </mrow>
            <mrow>
              <mo stretchy="false">(</mo>
              <mrow>
                <mi>x</mi>
              </mrow>
              <mo stretchy="false">)</mo>
            </mrow>
            <mi>q</mi>
            <mrow>
              <mo stretchy="false">(</mo>
              <mrow>
                <mi>x</mi>
              </mrow>
              <mo stretchy="false">)</mo>
            </mrow>
            <mi/>
            <mtable>
              <mtr>
                <mtd>
                  <mrow>
                    <mi>r</mi>
                    <mrow>
                      <mrow>
                        <mo stretchy="false">(</mo>
                        <mrow>
                          <mn>0</mn>
                        </mrow>
                        <mo stretchy="false">)</mo>
                      </mrow>
                      <mo stretchy="false">=</mo>
                      <mi>p</mi>
                    </mrow>
                    <mrow>
                      <mo stretchy="false">(</mo>
                      <mrow>
                        <mn>0</mn>
                      </mrow>
                      <mo stretchy="false">)</mo>
                    </mrow>
                    <mi>q</mi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n>56789012</mn>
                        <mo stretchy="false">∗</mo>
                        <mn>54321098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3,084,841,486,175,176</mn>
                    </mrow>
                  </mrow>
                </mtd>
              </mtr>
              <mtr>
                <mtd>
                  <mrow>
                    <mi>r</mi>
                    <mrow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  <mo stretchy="false">=</mo>
                      <mi>p</mi>
                    </mrow>
                    <mrow>
                      <mo stretchy="false">(</mo>
                      <mrow>
                        <mn>1</mn>
                      </mrow>
                      <mo stretchy="false">)</mo>
                    </mrow>
                    <mi>q</mi>
                    <mrow>
                      <mo stretchy="false">(</mo>
                      <mrow>
                        <mn>1</mn>
                      </mrow>
                      <mo stretchy="false">)</mo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n>135813702</mn>
                        <mo stretchy="false">∗</mo>
                        <mn>97639739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13,260,814,415,903,778</mn>
                    </mrow>
                  </mrow>
                </mtd>
              </mtr>
              <mtr>
                <mtd>
                  <mrow>
                    <mi>r</mi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=</mo>
                      <mi>p</mi>
                    </mrow>
                    <mrow>
                      <mo stretchy="false">(</mo>
                      <mrow>
                        <mrow>
                          <mo stretchy="false">−</mo>
                          <mn>1</mn>
                        </mrow>
                      </mrow>
                      <mo stretchy="false">)</mo>
                    </mrow>
                    <mi>q</mi>
                    <mrow>
                      <mo stretchy="false">(</mo>
                      <mrow>
                        <mrow>
                          <mo stretchy="false">−</mo>
                          <mn>1</mn>
                        </mrow>
                      </mrow>
                      <mo stretchy="false">)</mo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row>
                          <mo stretchy="false">−</mo>
                          <mn>21988766</mn>
                        </mrow>
                        <mo stretchy="false">∗</mo>
                        <mn>11199987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o stretchy="false">−</mo>
                        <mn>246,273,893,346,042</mn>
                      </mrow>
                    </mrow>
                  </mrow>
                </mtd>
              </mtr>
              <mtr>
                <mtd>
                  <mrow>
                    <mi>r</mi>
                    <mrow>
                      <mrow>
                        <mo stretchy="false">(</mo>
                        <mrow>
                          <mn>2</mn>
                        </mrow>
                        <mo stretchy="false">)</mo>
                      </mrow>
                      <mo stretchy="false">=</mo>
                      <mi>p</mi>
                    </mrow>
                    <mrow>
                      <mo stretchy="false">(</mo>
                      <mrow>
                        <mn>2</mn>
                      </mrow>
                      <mo stretchy="false">)</mo>
                    </mrow>
                    <mi>q</mi>
                    <mrow>
                      <mo stretchy="false">(</mo>
                      <mrow>
                        <mn>2</mn>
                      </mrow>
                      <mo stretchy="false">)</mo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n>215085304</mn>
                        <mo stretchy="false">∗</mo>
                        <mn>141,155,910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30,360,561,813,746,640</mn>
                    </mrow>
                  </mrow>
                </mtd>
              </mtr>
              <mtr>
                <mtd>
                  <mrow>
                    <mi>r</mi>
                    <mrow>
                      <mrow>
                        <mo stretchy="false">(</mo>
                        <mrow>
                          <mo stretchy="false">∞</mo>
                        </mrow>
                        <mo stretchy="false">)</mo>
                      </mrow>
                      <mo stretchy="false">=</mo>
                      <mi>p</mi>
                    </mrow>
                    <mrow>
                      <mo stretchy="false">(</mo>
                      <mrow>
                        <mo stretchy="false">∞</mo>
                      </mrow>
                      <mo stretchy="false">)</mo>
                    </mrow>
                    <mi>q</mi>
                    <mrow>
                      <mo stretchy="false">(</mo>
                      <mrow>
                        <mo stretchy="false">∞</mo>
                      </mrow>
                      <mo stretchy="false">)</mo>
                    </mrow>
                  </mrow>
                </mtd>
                <mtd>
                  <mrow>
                    <mrow>
                      <mrow/>
                      <mo stretchy="false">=</mo>
                      <mrow>
                        <mn>123456</mn>
                        <mo stretchy="false">∗</mo>
                        <mn>98765</mn>
                      </mrow>
                    </mrow>
                  </mrow>
                </mtd>
                <mtd>
                  <mrow>
                    <mrow>
                      <mrow/>
                      <mo stretchy="false">=</mo>
                      <mn>12,193,131,840</mn>
                    </mrow>
                  </mrow>
                </mtd>
              </mtr>
            </mtable>
          </mrow>
        </mtd>
      </mtr>
      <mtr>
        <mtd>
          <mrow>
            <mrow>
              <mfenced open="(" close=")">
                <mrow>
                  <mtable>
                    <mtr>
                      <mtd>
                        <mrow>
                          <msub>
                            <mi>r</mi>
                            <mn>0</mn>
                          </msub>
                        </mrow>
                      </mtd>
                    </mtr>
                    <mtr>
                      <mtd>
                        <mrow>
                          <msub>
                            <mi>r</mi>
                            <mn>1</mn>
                          </msub>
                        </mrow>
                      </mtd>
                    </mtr>
                    <mtr>
                      <mtd>
                        <mrow>
                          <msub>
                            <mi>r</mi>
                            <mn>2</mn>
                          </msub>
                        </mrow>
                      </mtd>
                    </mtr>
                    <mtr>
                      <mtd>
                        <mrow>
                          <msub>
                            <mi>r</mi>
                            <mn>3</mn>
                          </msub>
                        </mrow>
                      </mtd>
                    </mtr>
                    <mtr>
                      <mtd>
                        <mrow>
                          <msub>
                            <mi>r</mi>
                            <mn>4</mn>
                          </msub>
                        </mrow>
                      </mtd>
                    </mtr>
                  </mtable>
                </mrow>
              </mfenced>
              <mo stretchy="false">=</mo>
              <msup>
                <mfenced open="(" close=")"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row>
                              <mo stretchy="false">−</mo>
                              <mn>1</mn>
                            </mrow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row>
                              <mo stretchy="false">−</mo>
                              <mn>1</mn>
                            </mrow>
                          </mrow>
                        </mtd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2</mn>
                          </mrow>
                        </mtd>
                        <mtd>
                          <mrow>
                            <mn>4</mn>
                          </mrow>
                        </mtd>
                        <mtd>
                          <mrow>
                            <mn>8</mn>
                          </mrow>
                        </mtd>
                        <mtd>
                          <mrow>
                            <mn>16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</mtr>
                    </mtable>
                  </mrow>
                </mfenced>
                <mrow>
                  <mrow>
                    <mo stretchy="false">−</mo>
                    <mn>1</mn>
                  </mrow>
                </mrow>
              </msup>
            </mrow>
            <mrow>
              <mfenced open="(" close=")">
                <mrow>
                  <mtable>
                    <mtr>
                      <mtd>
                        <mrow>
                          <mi>r</mi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r</mi>
                          <mrow>
                            <mo stretchy="false">(</mo>
                            <mrow>
                              <mn>1</mn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r</mi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r</mi>
                          <mrow>
                            <mo stretchy="false">(</mo>
                            <mrow>
                              <mn>2</mn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>r</mi>
                          <mrow>
                            <mo stretchy="false">(</mo>
                            <mrow>
                              <mo stretchy="false">∞</mo>
                            </mrow>
                            <mo stretchy="false">)</mo>
                          </mrow>
                        </mrow>
                      </mtd>
                    </mtr>
                  </mtable>
                </mrow>
              </mfenced>
              <mo stretchy="false">=</mo>
              <mfenced open="(" close=")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2</mn>
                          </mrow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6</mn>
                          </mrow>
                        </mrow>
                      </mtd>
                      <mtd>
                        <mrow>
                          <mn>2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  <mtd>
                        <mrow>
                          <mrow>
                            <mn>1</mn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n>1</mn>
                            <mo stretchy="false">/</mo>
                            <mn>2</mn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n>1</mn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2</mn>
                          </mrow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6</mn>
                          </mrow>
                        </mrow>
                      </mtd>
                      <mtd>
                        <mrow>
                          <mrow>
                            <mn>1</mn>
                            <mo stretchy="false">/</mo>
                            <mn>6</mn>
                          </mrow>
                        </mrow>
                      </mtd>
                      <mtd>
                        <mrow>
                          <mrow>
                            <mo stretchy="false">−</mo>
                            <mn>2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  <mrow>
              <mrow>
                <mrow>
                  <mfenced open="(" close=")">
                    <mrow>
                      <mtable>
                        <mtr>
                          <mtd>
                            <mrow>
                              <mi>r</mi>
                              <mrow>
                                <mo stretchy="false">(</mo>
                                <mrow>
                                  <mn>0</mn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i>r</mi>
                              <mrow>
                                <mo stretchy="false">(</mo>
                                <mrow>
                                  <mn>1</mn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i>r</mi>
                              <mrow>
                                <mo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i>r</mi>
                              <mrow>
                                <mo stretchy="false">(</mo>
                                <mrow>
                                  <mn>2</mn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i>r</mi>
                              <mrow>
                                <mo stretchy="false">(</mo>
                                <mrow>
                                  <mo stretchy="false">∞</mo>
                                </mrow>
                                <mo stretchy="false">)</mo>
                              </mrow>
                            </mrow>
                          </mtd>
                        </mtr>
                      </mtable>
                    </mrow>
                  </mfenced>
                  <mo stretchy="false">=</mo>
                  <mfenced open="(" close=")">
                    <mrow>
                      <mtable>
                        <mtr>
                          <mtd>
                            <mrow>
                              <mi>r</mi>
                              <mrow>
                                <mo stretchy="false">(</mo>
                                <mrow>
                                  <mn>0</mn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i>r</mi>
                              <mrow>
                                <mrow>
                                  <mrow>
                                    <mrow>
                                      <mo stretchy="false">(</mo>
                                      <mrow>
                                        <mn>1</mn>
                                      </mrow>
                                      <mo stretchy="false">)</mo>
                                    </mrow>
                                    <mo stretchy="false">+</mo>
                                    <mrow>
                                      <mrow>
                                        <mn>2</mn>
                                      </mrow>
                                      <mo stretchy="false">⋅</mo>
                                      <mrow>
                                        <mi>r</mi>
                                        <mrow>
                                          <mo stretchy="false">(</mo>
                                          <mrow>
                                            <mo stretchy="false">∞</mo>
                                          </mrow>
                                          <mo stretchy="false">)</mo>
                                        </mrow>
                                      </mrow>
                                    </mrow>
                                  </mrow>
                                  <mo stretchy="false">−</mo>
                                  <mfrac>
                                    <mrow>
                                      <mi>r</mi>
                                      <mrow>
                                        <mo stretchy="false">(</mo>
                                        <mrow>
                                          <mn>0</mn>
                                        </mrow>
                                        <mo stretchy="false">)</mo>
                                      </mrow>
                                    </mrow>
                                    <mrow>
                                      <mn>2</mn>
                                    </mrow>
                                  </mfrac>
                                </mrow>
                                <mo stretchy="false">−</mo>
                                <mfrac>
                                  <mrow>
                                    <mi>r</mi>
                                    <mrow>
                                      <mrow>
                                        <mo stretchy="false">(</mo>
                                        <mrow>
                                          <mrow>
                                            <mo stretchy="false">−</mo>
                                            <mn>1</mn>
                                          </mrow>
                                        </mrow>
                                        <mo stretchy="false">)</mo>
                                      </mrow>
                                      <mo stretchy="false">+</mo>
                                      <mfrac>
                                        <mrow>
                                          <mi>r</mi>
                                          <mrow>
                                            <mo stretchy="false">(</mo>
                                            <mrow>
                                              <mn>2</mn>
                                            </mrow>
                                            <mo stretchy="false">)</mo>
                                          </mrow>
                                        </mrow>
                                        <mrow>
                                          <mn>2</mn>
                                        </mrow>
                                      </mfrac>
                                    </mrow>
                                  </mrow>
                                  <mn>3</mn>
                                </mfrac>
                              </mrow>
                            </mrow>
                          </mtd>
                        </mtr>
                        <mtr>
                          <mtd>
                            <mrow>
                              <mrow>
                                <mfrac>
                                  <mrow>
                                    <mi>r</mi>
                                    <mrow>
                                      <mrow>
                                        <mo stretchy="false">(</mo>
                                        <mrow>
                                          <mrow>
                                            <mo stretchy="false">−</mo>
                                            <mn>1</mn>
                                          </mrow>
                                        </mrow>
                                        <mo stretchy="false">)</mo>
                                      </mrow>
                                      <mo stretchy="false">+</mo>
                                      <mi>r</mi>
                                    </mrow>
                                    <mrow>
                                      <mo stretchy="false">(</mo>
                                      <mrow>
                                        <mn>2</mn>
                                      </mrow>
                                      <mo stretchy="false">)</mo>
                                    </mrow>
                                  </mrow>
                                  <mrow>
                                    <mn>2</mn>
                                  </mrow>
                                </mfrac>
                                <mo stretchy="false">−</mo>
                                <mrow>
                                  <mo stretchy="false">(</mo>
                                  <mrow>
                                    <mi>r</mi>
                                    <mrow>
                                      <mrow>
                                        <mo stretchy="false">(</mo>
                                        <mrow>
                                          <mn>0</mn>
                                        </mrow>
                                        <mo stretchy="false">)</mo>
                                      </mrow>
                                      <mo stretchy="false">+</mo>
                                      <mi>r</mi>
                                    </mrow>
                                    <mrow>
                                      <mo stretchy="false">(</mo>
                                      <mrow>
                                        <mo stretchy="false">∞</mo>
                                      </mrow>
                                      <mo stretchy="false">)</mo>
                                    </mrow>
                                  </mrow>
                                  <mo stretchy="false">)</mo>
                                </mrow>
                              </mrow>
                            </mrow>
                          </mtd>
                        </mtr>
                        <mtr>
                          <mtd>
                            <mrow>
                              <mrow>
                                <mfrac>
                                  <mrow>
                                    <mi>r</mi>
                                    <mrow>
                                      <mrow>
                                        <mo stretchy="false">(</mo>
                                        <mrow>
                                          <mn>0</mn>
                                        </mrow>
                                        <mo stretchy="false">)</mo>
                                      </mrow>
                                      <mo stretchy="false">−</mo>
                                      <mi>r</mi>
                                    </mrow>
                                    <mrow>
                                      <mrow>
                                        <mo stretchy="false">(</mo>
                                        <mrow>
                                          <mn>1</mn>
                                        </mrow>
                                        <mo stretchy="false">)</mo>
                                      </mrow>
                                      <mo stretchy="false">+</mo>
                                      <mrow>
                                        <mfrac>
                                          <mrow>
                                            <mi>r</mi>
                                            <mrow>
                                              <mrow>
                                                <mo stretchy="false">(</mo>
                                                <mrow>
                                                  <mn>2</mn>
                                                </mrow>
                                                <mo stretchy="false">)</mo>
                                              </mrow>
                                              <mo stretchy="false">−</mo>
                                              <mi>r</mi>
                                            </mrow>
                                            <mrow>
                                              <mo stretchy="false">(</mo>
                                              <mrow>
                                                <mrow>
                                                  <mo stretchy="false">−</mo>
                                                  <mn>1</mn>
                                                </mrow>
                                              </mrow>
                                              <mo stretchy="false">)</mo>
                                            </mrow>
                                          </mrow>
                                          <mrow>
                                            <mn>3</mn>
                                          </mrow>
                                        </mfrac>
                                      </mrow>
                                    </mrow>
                                  </mrow>
                                  <mn>2</mn>
                                </mfrac>
                                <mo stretchy="false">−</mo>
                                <mrow>
                                  <mn>2</mn>
                                  <mo stretchy="false">⋅</mo>
                                  <mi>r</mi>
                                </mrow>
                              </mrow>
                              <mrow>
                                <mo stretchy="false">(</mo>
                                <mrow>
                                  <mo stretchy="false">∞</mo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i>r</mi>
                              <mrow>
                                <mo stretchy="false">(</mo>
                                <mrow>
                                  <mo stretchy="false">∞</mo>
                                </mrow>
                                <mo stretchy="false">)</mo>
                              </mrow>
                            </mrow>
                          </mtd>
                        </mtr>
                      </mtable>
                    </mrow>
                  </mfenced>
                </mrow>
                <mo stretchy="false">=</mo>
                <mfenced open="(" close=")">
                  <mrow>
                    <mtable>
                      <mtr>
                        <mtd>
                          <mrow>
                            <mn>3,084,841,486,175,176</mn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row>
                                      <mo stretchy="false">−</mo>
                                      <mn>1,542,420,743,087,588</mn>
                                    </mrow>
                                    <mo stretchy="false">+</mo>
                                    <mn>13,260,814,415,903,778</mn>
                                  </mrow>
                                  <mo stretchy="false">+</mo>
                                  <mn>82,091,297,782,014</mn>
                                </mrow>
                                <mo stretchy="false">−</mo>
                                <mn>5,060,093,635,624,440</mn>
                              </mrow>
                              <mo stretchy="false">+</mo>
                              <mn>24,386,263,680</mn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o stretchy="false">−</mo>
                                    <mn>3,084,841,486,175,176</mn>
                                  </mrow>
                                  <mo stretchy="false">+</mo>
                                  <mn>6,630,407,207,951,889</mn>
                                </mrow>
                                <mo stretchy="false">−</mo>
                                <mn>123,136,946,673,021</mn>
                              </mrow>
                              <mo stretchy="false">−</mo>
                              <mn>12,193,131,840</mn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1,542,420,743,087,588</mn>
                                    <mo stretchy="false">−</mo>
                                    <mn>6,630,407,207,951,889</mn>
                                  </mrow>
                                  <mo stretchy="false">+</mo>
                                  <mn>41,045,648,891,007</mn>
                                </mrow>
                                <mo stretchy="false">+</mo>
                                <mn>5,060,093,635,624,440</mn>
                              </mrow>
                              <mo stretchy="false">−</mo>
                              <mn>24,386,263,680</mn>
                            </mrow>
                          </mrow>
                        </mtd>
                      </mtr>
                      <mtr>
                        <mtd>
                          <mrow>
                            <mn>12,193,131,840</mn>
                          </mrow>
                        </mtd>
                      </mtr>
                    </mtable>
                  </mrow>
                </mfenced>
              </mrow>
              <mo stretchy="false">=</mo>
              <mfenced open="(" close=")">
                <mrow>
                  <mtable>
                    <mtr>
                      <mtd>
                        <mrow>
                          <mn>3,084,841,486,175,176</mn>
                        </mrow>
                      </mtd>
                    </mtr>
                    <mtr>
                      <mtd>
                        <mrow>
                          <mn>6,740,415,721,237,444</mn>
                        </mrow>
                      </mtd>
                    </mtr>
                    <mtr>
                      <mtd>
                        <mrow>
                          <mn>3422416581971852</mn>
                        </mrow>
                      </mtd>
                    </mtr>
                    <mtr>
                      <mtd>
                        <mrow>
                          <mn>13128433387466</mn>
                        </mrow>
                      </mtd>
                    </mtr>
                    <mtr>
                      <mtd>
                        <mrow>
                          <mn>12,193,131,840</mn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row>
                <mrow>
                  <mi>R</mi>
                  <mo stretchy="false">=</mo>
                  <mrow>
                    <mrow>
                      <mrow>
                        <mrow>
                          <msub>
                            <mi>r</mi>
                            <mn>0</mn>
                          </msub>
                          <mo stretchy="false">+</mo>
                          <mrow>
                            <msub>
                              <mi>r</mi>
                              <mn>1</mn>
                            </msub>
                            <mo stretchy="false">⋅</mo>
                            <mi>B</mi>
                          </mrow>
                        </mrow>
                        <mo stretchy="false">+</mo>
                        <mrow>
                          <msub>
                            <mi>r</mi>
                            <mn>2</mn>
                          </msub>
                          <mo stretchy="false">⋅</mo>
                          <msup>
                            <mi>B</mi>
                            <mn>2</mn>
                          </msup>
                        </mrow>
                      </mrow>
                      <mo stretchy="false">+</mo>
                      <mrow>
                        <msub>
                          <mi>r</mi>
                          <mn>3</mn>
                        </msub>
                        <mo stretchy="false">⋅</mo>
                        <msup>
                          <mi>B</mi>
                          <mn>3</mn>
                        </msup>
                      </mrow>
                    </mrow>
                    <mo stretchy="false">+</mo>
                    <mrow>
                      <msub>
                        <mi>r</mi>
                        <mn>4</mn>
                      </msub>
                      <mo stretchy="false">⋅</mo>
                      <msup>
                        <mi>B</mi>
                        <mn>4</mn>
                      </msup>
                    </mrow>
                  </mrow>
                </mrow>
                <mo stretchy="false">=</mo>
                <mrow>
                  <mrow>
                    <mrow>
                      <mrow>
                        <mn>3,084,841,486,175,176</mn>
                        <mo stretchy="false">+</mo>
                        <mrow>
                          <mn>6740415721237444</mn>
                          <mo stretchy="false">∗</mo>
                          <msup>
                            <mn>10</mn>
                            <mn>8</mn>
                          </msup>
                        </mrow>
                      </mrow>
                      <mo stretchy="false">+</mo>
                      <mrow>
                        <mn>3422416581971852</mn>
                        <mo stretchy="false">∗</mo>
                        <msup>
                          <mn>10</mn>
                          <mn>16</mn>
                        </msup>
                      </mrow>
                    </mrow>
                    <mo stretchy="false">+</mo>
                    <mrow>
                      <mn>13128433387466</mn>
                      <mo stretchy="false">∗</mo>
                      <msup>
                        <mn>10</mn>
                        <mn>24</mn>
                      </msup>
                    </mrow>
                  </mrow>
                  <mo stretchy="false">+</mo>
                  <mrow>
                    <mn>12,193,131,840</mn>
                    <mo stretchy="false">∗</mo>
                    <msup>
                      <mn>10</mn>
                      <mn>32</mn>
                    </msup>
                  </mrow>
                </mrow>
              </mrow>
              <mo stretchy="false">=</mo>
              <mn>1219326312467611632493760095208585886175176</mn>
            </mrow>
          </mrow>
        </mtd>
      </mtr>
    </mtable>
    <annotation encoding="StarMath 5.0">stack{m = 1234567890123456789012 # n = 987654321987654321098 }
stack{p(x) = m_{2}x^2 + m_{1}x + m_{0} # q(x) = n_{2}x^2 + n_{1}x + n_0}
stack{M = p(B) # N = q(B) }
B = 10^8
stack{m_2 = 123456 # m_1 = 78901234 # m_0 = 56789012} 
stack{n_2 = 98765 # n_1 = 43219876 # n_0 = 54321098}
newline

stack{p(0) = 0^{2}m_2 + 0m_1 + m_{0} = m_0 # p(1) = 1^{2}m_2 + 1m_1 + m_0 = m_2 + m_1 + m_0 # p(-1) = (-1)^{2}m_2 + -1m_1 + m_0 = m_2 - m_1 + m_0 # p(-2) = (-2)^{2}m_2 + -2m_1 + m_0 = 4m_2 - 2m_1 + m_0 # p(infinity) = m_2}
matrix{
alignl p(0) = m_0 # alignl {} = 56789012 # alignl {} = 56789012 ##
alignl p(1) = m_0 + m_1 + m_2 # alignl {} = 56789012 + 78901234 + 123456 # alignl {} = 135813702 ##
alignl p(-1) = m_0 - m_1 + m_2 # alignl {} = 56789012 - 78901234 + 123456 # alignl {} =  -21988766 ##
alignl p(2) = m_0 + 2m_1 + 4m_2 # alignl {} = 56789012 + 157802468 + 493824 # alignl {} = 215,085,304 ##
alignl p(infinity) = m_2 # alignl {} = 123456 # alignl {} = 123456 ##
alignl q(0) = n_0 # alignl {} = 54321098 # alignl {} = 54321098 ##
alignl q(1) = n_0 + n_1 + n_2 # alignl {} = 54321098 + 43219876 + 98765 # alignl {} = 97639739 ##
alignl q(-1) = n_0 - n_1 + n_2 # alignl {} = 54321098 - 43219876 + 98765 # alignl {} = 11199987 ##
alignl q(2) = n_0 + 2n_1 + 4n_2 # alignl {} = 54,321,098 + 86,439,752 + 395,060 # alignl {} = 141,155,910 ##
alignl q(infinity) = n_2 # alignl {} = 98765 # alignl {} = 98765} newline
r(x) = p(x)q(x) `` matrix{
alignl r(0) = p(0)q(0) # alignl {} = 56789012 * 54321098 # alignl {} = 3,084,841,486,175,176 ##
alignl r(1) = p(1)q(1) # alignl {} = 135813702 * 97639739 # alignl {} = 13,260,814,415,903,778 ##
alignl r(-1) = p(-1)q(-1) # alignl {} = -21988766 * 11199987 # alignl {} = -246,273,893,346,042 ##
alignl r(2) = p(2)q(2) # alignl {} = 215085304 * 141,155,910 # alignl {} = 30,360,561,813,746,640 ##
alignl r(infinity) = p(infinity)q(infinity) # alignl {} = 123456 * 98765 # alignl {} = 12,193,131,840 } newline
left ( stack{r_0 # r_1 # r_2 # r_3 # r_4}  right ) =
left ( matrix{ 1 # 0 # 0 # 0 # 0 ## 1 # 1 # 1 # 1 # 1 ## 1 # -1 # 1 # -1 # 1 ## 1 # 2 # 4 # 8 # 16 ## 0 # 0 # 0 # 0 # 1 } right )^{-1} left( stack{r(0) # r(1) # r(-1) # r(2) # r(infinity) } right)=
left( matrix{ 1 # 0 # 0 # 0 # 0 ## -1/2 # 1 # -1/3 # -1/6 # 2 ## -1 # 1/2 # 1/2 # 0 # -1 ## 1/2 # -1/2 # -1/6 # 1/6 # -2 ## 0 # 0 # 0 # 0 # 1} right)
left( stack{r(0) # r(1) # r(-1) # r(2) # r(infinity) } right) = left( stack{r(0) # r(1) + {2} cdot {r(infinity)} - {r(0)} over {2} - {r(-1) + {r(2)} over {2}} over 3 #  { r(-1) + r(2) } over {2} - (r(0) + r(infinity)) # {r(0) - r(1) + {{r(2) - r(-1)} over {3}}} over 2 - 2 cdot r(infinity) # r(infinity)} right) = left( stack{3,084,841,486,175,176 #  -1,542,420,743,087,588 + 13,260,814,415,903,778 + 82,091,297,782,014 - 5,060,093,635,624,440 + 24,386,263,680 # - 3,084,841,486,175,176 + 6,630,407,207,951,889 - 123,136,946,673,021 - 12,193,131,840 # 1,542,420,743,087,588 -  6,630,407,207,951,889 + 41,045,648,891,007 + 5,060,093,635,624,440 - 24,386,263,680 # 12,193,131,840} right) = left( stack{3,084,841,486,175,176 # 6,740,415,721,237,444 # 3422416581971852 # 13128433387466 # 12,193,131,840 } right) newline
R = r_0 + r_1 cdot B + r_2 cdot B^2 + r_3 cdot B^3 + r_4 cdot B^4 = 3,084,841,486,175,176 + 6740415721237444 * 10^8 + 3422416581971852 * 10^16 + 13128433387466 * 10^24 + 12,193,131,840 * 10^32 = 1219326312467611632493760095208585886175176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23:40:01.66</meta:creation-date>
    <meta:generator>LibreOffice/3.4$Win32 LibreOffice_project/340m1$Build-203</meta:generator>
  </office:meta>
</office:document-meta>
</file>